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4C060564.png" manifest:media-type=""/>
  <manifest:file-entry manifest:full-path="Pictures/100010580000909C0000166F515F01A7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27cm" svg:stroke-color="#000000" draw:marker-start-width="0.519cm" draw:marker-end-width="0.51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3.17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style:paragraph-properties fo:text-align="center"/>
      <style:text-properties fo:color="#ffffff" fo:font-size="20pt" fo:font-weight="normal" style:font-size-asian="20pt" style:font-size-complex="20pt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P7" style:family="paragraph">
      <style:paragraph-properties fo:text-align="center"/>
      <style:text-properties fo:font-size="20pt" fo:font-weight="normal" style:font-size-asian="20pt" style:font-size-complex="20pt"/>
    </style:style>
    <style:style style:name="P8" style:family="paragraph">
      <style:paragraph-properties fo:text-align="center"/>
      <style:text-properties fo:font-weight="normal" style:font-weight-asian="bold" style:font-weight-complex="bold"/>
    </style:style>
    <style:style style:name="P9" style:family="paragraph">
      <style:paragraph-properties fo:text-align="center"/>
      <style:text-properties fo:color="#ffffff" fo:font-size="20pt" fo:font-weight="normal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0000" fo:font-weight="normal" style:font-weight-asian="bold" style:font-weight-complex="bold"/>
    </style:style>
    <style:style style:name="P12" style:family="paragraph">
      <style:paragraph-properties fo:text-align="center"/>
      <style:text-properties fo:color="#000000" fo:font-size="20pt" fo:font-weight="normal" style:font-size-asian="20pt" style:font-weight-asian="bold" style:font-size-complex="20pt" style:font-weight-complex="bold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333333"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font-size="22pt" style:font-size-asian="22pt" style:font-weight-asian="bold" style:font-size-complex="22pt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fo:color="#ffffff" fo:font-size="20pt" style:font-size-asian="20pt" style:font-weight-asian="bold" style:font-size-complex="20pt" style:font-weight-complex="bold"/>
    </style:style>
    <style:style style:name="T10" style:family="text">
      <style:text-properties fo:color="#000000" fo:font-size="20pt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67cm" svg:x="1.4cm" svg:y="0.8cm" presentation:class="title">
          <draw:text-box>
            <text:p><text:span text:style-name="T1">CTEX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MI-ROZ, FIT ČVUT</text:span></text:p>
            <text:p>František Hejl, Tomáš Peterka, Ján Tkačík</text:p>
            <text:p/>
            <text:p><text:span text:style-name="T3">8.ledna 2014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Redukce barevnosti</text:span></text:p>
          </draw:text-box>
        </draw:frame>
        <draw:custom-shape draw:style-name="gr2" draw:text-style-name="P3" xml:id="id4" draw:id="id4" draw:layer="layout" svg:width="4.318cm" svg:height="1.524cm" svg:x="20.32cm" svg:y="7.62cm">
          <text:p text:style-name="P2"><text:span text:style-name="T4">RGB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318cm" svg:height="1.524cm" svg:x="1.778cm" svg:y="7.366cm">
          <text:p text:style-name="P2"><text:span text:style-name="T4">YIQ 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762cm" svg:height="0.921cm" svg:x="12.44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2" draw:text-style-name="P4" draw:layer="layout" svg:width="6.35cm" svg:height="3.302cm" svg:x="9.652cm" svg:y="6.604cm">
            <text:p text:style-name="P4"><text:span text:style-name="T5">SOM</text:span></text:p>
            <text:p text:style-name="P4"/>
            <text:p text:style-name="P4"/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2.794cm" svg:height="1.982cm" svg:x="9.906cm" svg:y="7.704cm">
            <text:p text:style-name="P5"><text:span text:style-name="T6">dominant</text:span></text:p>
            <text:p text:style-name="P5"><text:span text:style-name="T6">col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2.794cm" svg:height="1.982cm" svg:x="12.954cm" svg:y="7.704cm">
            <text:p text:style-name="P5"><text:span text:style-name="T6">#clusters</text:span></text:p>
            <text:p text:style-name="P5"><text:span text:style-name="T6">redu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4" xml:id="id6" draw:id="id6" draw:layer="layout" svg:width="6.35cm" svg:height="3.048cm" svg:x="9.652cm" svg:y="11.176cm">
            <text:p text:style-name="P4"><text:span text:style-name="T5">K-means</text:span></text:p>
            <text:p text:style-name="P4"/>
            <text:p text:style-name="P4"/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0" draw:id="id10" draw:layer="layout" svg:width="2.794cm" svg:height="1.778cm" svg:x="11.43cm" svg:y="12.192cm">
            <text:p text:style-name="P5"><text:span text:style-name="T6">dominant</text:span></text:p>
            <text:p text:style-name="P5"><text:span text:style-name="T6">col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2" draw:layer="layout" draw:type="curve" svg:x1="3.937cm" svg:y1="8.89cm" svg:x2="9.652cm" svg:y2="13.081cm" draw:start-shape="id1" draw:start-glue-point="2" svg:d="m3937 8890c0 3519 5715 1424 5715 4191" svg:viewBox="0 0 5716 4192">
          <text:p text:style-name="P2">smoothed</text:p>
        </draw:connector>
        <draw:g xml:id="id9" draw:id="id9">
          <draw:custom-shape draw:style-name="gr2" draw:text-style-name="P2" xml:id="id2" draw:id="id2" draw:layer="layout" svg:width="6.35cm" svg:height="3.302cm" svg:x="9.652cm" svg:y="16.764cm">
            <text:p text:style-name="P2"><text:span text:style-name="T5">K-means</text:span></text:p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81cm" svg:height="1.981cm" svg:x="10.414cm" svg:y="17.865cm">
            <text:p text:style-name="P2"><text:span text:style-name="T6">6D vector</text:span></text:p>
            <text:p text:style-name="P2"><text:span text:style-name="T6">(R,G,B,Y,I,Q)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xml:id="id3" draw:id="id3" draw:layer="layout" svg:width="0.762cm" svg:height="0.762cm" svg:x="21.08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6.002cm" svg:y1="18.415cm" svg:x2="21.082cm" svg:y2="18.415cm" draw:start-shape="id2" draw:start-glue-point="1" draw:end-shape="id3" draw:end-glue-point="6" svg:d="m16002 18415h5080" svg:viewBox="0 0 5081 1">
          <text:p text:style-name="P2">clustered image</text:p>
          <text:p text:style-name="P2"/>
        </draw:connector>
        <draw:connector draw:style-name="gr5" draw:text-style-name="P2" xml:id="id8" draw:id="id8" draw:layer="layout" draw:type="curve" svg:x1="22.479cm" svg:y1="9.144cm" svg:x2="16.002cm" svg:y2="13.081cm" draw:start-shape="id4" draw:start-glue-point="2" svg:d="m22479 9144c0 3328-6477 1360-6477 3937" svg:viewBox="0 0 6478 3938">
          <text:p text:style-name="P2">smoothed</text:p>
        </draw:connector>
        <draw:connector draw:style-name="gr5" draw:text-style-name="P2" draw:layer="layout" draw:type="curve" svg:x1="12.827cm" svg:y1="9.906cm" svg:x2="12.827cm" svg:y2="11.176cm" draw:start-shape="id5" draw:start-glue-point="2" draw:end-shape="id6" draw:end-glue-point="0" svg:d="m12827 9906v1270" svg:viewBox="0 0 1 1271">
          <text:p text:style-name="P2"/>
          <text:p text:style-name="P2">#clusters <text:s text:c="19"/></text:p>
          <text:p text:style-name="P2"><text:s text:c="13"/></text:p>
        </draw:connector>
        <draw:connector draw:style-name="gr7" draw:text-style-name="P2" draw:layer="layout" draw:type="curve" svg:x1="12.446cm" svg:y1="5.287cm" svg:x2="3.937cm" svg:y2="7.366cm" draw:start-shape="id7" draw:start-glue-point="6" draw:end-shape="id1" draw:end-glue-point="0" svg:d="m12446 5287c-5673 0-8509 693-8509 2079" svg:viewBox="0 0 8510 2080">
          <text:p/>
        </draw:connector>
        <draw:connector draw:style-name="gr7" draw:text-style-name="P2" draw:layer="layout" draw:type="curve" svg:x1="13.208cm" svg:y1="5.287cm" svg:x2="22.479cm" svg:y2="7.62cm" draw:start-shape="id7" draw:start-glue-point="10" draw:end-shape="id4" draw:end-glue-point="0" svg:d="m13208 5287c6181 0 9271 777 9271 2333" svg:viewBox="0 0 9272 2334">
          <text:p/>
        </draw:connector>
        <draw:connector draw:style-name="gr5" draw:text-style-name="P2" draw:layer="layout" draw:type="curve" svg:x1="20.32cm" svg:y1="8.382cm" svg:x2="16.002cm" svg:y2="8.255cm" draw:start-shape="id4" draw:start-glue-point="3" draw:end-shape="id5" draw:end-glue-point="1" svg:d="m20320 8382c-3238 0-1080-127-4318-127" svg:viewBox="0 0 4319 128">
          <text:p text:style-name="P2">smoothed</text:p>
          <text:p text:style-name="P2"/>
          <text:p text:style-name="P2"/>
        </draw:connector>
        <draw:connector draw:style-name="gr5" draw:text-style-name="P2" draw:layer="layout" draw:type="curve" svg:x1="16.002cm" svg:y1="13.081cm" svg:x2="12.827cm" svg:y2="16.764cm" draw:start-shape="id8" draw:start-glue-point="3" draw:end-shape="id9" draw:end-glue-point="0" svg:d="m16002 13081c0 2761-3175 920-3175 3683" svg:viewBox="0 0 3176 3684">
          <text:p text:style-name="P2"><text:s text:c="63"/>RGB clustered image</text:p>
        </draw:connector>
        <draw:connector draw:style-name="gr5" draw:text-style-name="P2" draw:layer="layout" draw:type="curve" svg:x1="9.652cm" svg:y1="13.081cm" svg:x2="12.827cm" svg:y2="16.764cm" draw:end-shape="id9" draw:end-glue-point="0" svg:d="m9652 13081c0 2386 3175 545 3175 3683" svg:viewBox="0 0 3176 3684">
          <text:p text:style-name="P2">YIQ clustered image <text:s text:c="60"/></text:p>
        </draw:connector>
        <draw:connector draw:style-name="gr5" draw:text-style-name="P2" draw:layer="layout" draw:type="curve" svg:x1="12.827cm" svg:y1="13.97cm" svg:x2="12.827cm" svg:y2="16.764cm" draw:start-shape="id10" draw:start-glue-point="2" draw:end-shape="id9" svg:d="m12827 13970v2794" svg:viewBox="0 0 1 2795">
          <text:p text:style-name="P2">initial centroids <text:s text:c="29"/></text:p>
        </draw:connecto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>
            <draw:text-box>
              <text:p>YIQ – lepší viditelnost světlosti a barevnosti</text:p>
            </draw:text-box>
          </draw:frame>
        </presentation:notes>
      </draw:page>
      <draw:page draw:name="page3" draw:style-name="dp1" draw:master-page-name="BrightBlue" presentation:presentation-page-layout-name="AL2T1">
        <draw:frame presentation:style-name="pr4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Extrakce textur</text:span></text:p>
          </draw:text-box>
        </draw:frame>
        <draw:custom-shape draw:style-name="gr2" draw:text-style-name="P7" xml:id="id11" draw:id="id11" draw:layer="layout" svg:width="3.81cm" svg:height="1.524cm" svg:x="6.096cm" svg:y="8.128cm">
          <text:p text:style-name="P4"><text:span text:style-name="T4">RGB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3" draw:id="id13" draw:layer="layout" svg:width="0.762cm" svg:height="0.921cm" svg:x="11.938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2" draw:text-style-name="P8" draw:layer="layout" svg:width="6.35cm" svg:height="3.302cm" svg:x="4.826cm" svg:y="10.922cm">
            <text:p text:style-name="P8"><text:span text:style-name="T7">texture features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2.794cm" svg:height="1.778cm" svg:x="6.604cm" svg:y="12.192cm">
            <text:p text:style-name="P8"><text:span text:style-name="T9">Gabor</text:span></text:p>
            <text:p text:style-name="P8"><text:span text:style-name="T9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2" draw:layer="layout" draw:type="curve" svg:x1="8.001cm" svg:y1="9.652cm" svg:x2="8.001cm" svg:y2="10.922cm" draw:start-shape="id11" draw:start-glue-point="2" draw:end-shape="id12" draw:end-glue-point="0" svg:d="m8001 9652v1270" svg:viewBox="0 0 1 1271">
          <text:p/>
        </draw:connector>
        <draw:connector draw:style-name="gr5" draw:text-style-name="P2" draw:layer="layout" draw:type="curve" svg:x1="12.7cm" svg:y1="6.398cm" svg:x2="19.685cm" svg:y2="10.922cm" draw:start-shape="id13" draw:start-glue-point="10" draw:end-shape="id14" draw:end-glue-point="0" svg:d="m12700 6398c4657 0 6985 1508 6985 4524" svg:viewBox="0 0 6986 4525">
          <text:p text:style-name="P2"/>
          <text:p text:style-name="P2">6D clustered image</text:p>
          <text:p text:style-name="P10">(from the previous step)</text:p>
          <text:p text:style-name="P10">+ #clusters</text:p>
        </draw:connector>
        <draw:connector draw:style-name="gr7" draw:text-style-name="P2" draw:layer="layout" draw:type="curve" svg:x1="11.938cm" svg:y1="6.398cm" svg:x2="8.001cm" svg:y2="8.128cm" draw:start-shape="id13" draw:start-glue-point="6" draw:end-shape="id11" draw:end-glue-point="0" svg:d="m11938 6398c-2625 0-3937 576-3937 1730" svg:viewBox="0 0 3938 1731">
          <text:p/>
        </draw:connector>
        <draw:connector draw:style-name="gr5" draw:text-style-name="P2" draw:layer="layout" draw:type="curve" svg:x1="11.176cm" svg:y1="12.573cm" svg:x2="16.002cm" svg:y2="12.573cm" draw:start-shape="id12" draw:start-glue-point="1" svg:d="m11176 12573h4826" svg:viewBox="0 0 4827 1">
          <text:p text:style-name="P2"/>
          <text:p text:style-name="P2">features</text:p>
        </draw:connector>
        <draw:custom-shape draw:style-name="gr6" draw:text-style-name="P2" xml:id="id15" draw:id="id15" draw:layer="layout" svg:width="0.762cm" svg:height="0.762cm" svg:x="11.684cm" svg:y="18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curve" svg:x1="19.685cm" svg:y1="14.732cm" svg:x2="12.065cm" svg:y2="18.034cm" draw:start-shape="id14" draw:start-glue-point="2" draw:end-shape="id15" draw:end-glue-point="4" svg:d="m19685 14732c0 2430-7620 779-7620 3302" svg:viewBox="0 0 7621 3303">
          <text:p text:style-name="P2">segmented image <text:s text:c="11"/></text:p>
          <text:p text:style-name="P2"/>
        </draw:connector>
        <draw:g>
          <draw:custom-shape draw:style-name="gr8" draw:text-style-name="P8" xml:id="id14" draw:id="id14" draw:layer="layout" svg:width="7.366cm" svg:height="3.81cm" svg:x="16.002cm" svg:y="10.922cm">
            <text:p text:style-name="P8"><text:span text:style-name="T7">ASKM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2.794cm" svg:height="2.032cm" svg:x="16.256cm" svg:y="12.446cm">
            <text:p text:style-name="P11"><text:span text:style-name="T10">Gabor</text:span></text:p>
            <text:p text:style-name="P11"><text:span text:style-name="T10">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3.81cm" svg:height="2.032cm" svg:x="19.304cm" svg:y="12.446cm">
            <text:p text:style-name="P11"><text:span text:style-name="T10">J-function</text:span></text:p>
            <text:p text:style-name="P11"><text:span text:style-name="T10">minimiz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4C06056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6T22:21:22.367869502</meta:creation-date>
    <dc:date>2014-01-07T10:26:55.606617968</dc:date>
    <meta:editing-duration>PT1H57M56S</meta:editing-duration>
    <meta:editing-cycles>15</meta:editing-cycles>
    <meta:generator>LibreOffice/4.1.4.2$Linux_x86 LibreOffice_project/410m0$Build-2</meta:generator>
    <meta:document-statistic meta:object-count="82"/>
  </office:meta>
</office:document-meta>
</file>